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8.9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table table:name="pb_origines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lerte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repons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Toutes les animaux ont-ils accès à l’auge en même temps ?</text:p>
          </table:table-cell>
          <table:table-cell office:value-type="string" calcext:value-type="string">
            <text:p>accès à l'auge inégal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a distribution de la ration est-elle bien répartie sur toute la longueur de l’auge?</text:p>
          </table:table-cell>
          <table:table-cell office:value-type="string" calcext:value-type="string">
            <text:p>ration non distribuée sur toute la longueur de l'auge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e bâtiment est-il équipé de cornadis ?</text:p>
          </table:table-cell>
          <table:table-cell office:value-type="string" calcext:value-type="string">
            <text:p>pas de cornadi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un mélange d'animaux sans corne et d'animaux cornus ?</text:p>
          </table:table-cell>
          <table:table-cell office:value-type="string" calcext:value-type="string">
            <text:p>mélange d'animaux cornus et sans cornes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bien équilibrée en énergie/azote ?</text:p>
          </table:table-cell>
          <table:table-cell office:value-type="string" calcext:value-type="string">
            <text:p>ration déséquilibrée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est-elle consommée 50% le jour et 50% la nuit ?</text:p>
          </table:table-cell>
          <table:table-cell office:value-type="string" calcext:value-type="string">
            <text:p>ration non consommée 50% le jour et 50% la nuit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a ration du matin est-elle identique à la ration du soir ?</text:p>
          </table:table-cell>
          <table:table-cell office:value-type="string" calcext:value-type="string">
            <text:p>ration du matin et du soir identique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es primipares sont-elles complémentées différemment des multipares ?</text:p>
          </table:table-cell>
          <table:table-cell office:value-type="string" calcext:value-type="string">
            <text:p>primipares complémentées comme les multipare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Existe-t-il une ration spécifique de début de lactation ?</text:p>
          </table:table-cell>
          <table:table-cell office:value-type="string" calcext:value-type="string">
            <text:p>pas de ration spécifique au début de lactation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'accès à l'eau est-il compétitif entre les animaux ?</text:p>
          </table:table-cell>
          <table:table-cell office:value-type="string" calcext:value-type="string">
            <text:p>accès compétitif à l'eau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es bouses sont-elles hétérogènes (instabilité du pH du rumen) ? </text:p>
          </table:table-cell>
          <table:table-cell office:value-type="string" calcext:value-type="string">
            <text:p>bouses hétérogène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Les vêlages sont-ils étalés ?</text:p>
          </table:table-cell>
          <table:table-cell office:value-type="string" calcext:value-type="string">
            <text:p>vêlages groupés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Y-a-t-il eu des recherches parasitaires récemment ?</text:p>
          </table:table-cell>
          <table:table-cell office:value-type="string" calcext:value-type="string">
            <text:p>pas de recherche de parasites récente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est-il trop chargé ?</text:p>
          </table:table-cell>
          <table:table-cell office:value-type="string" calcext:value-type="string">
            <text:p>bâtiment trop chargé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 quantité de paille est-elle suffisante ?</text:p>
          </table:table-cell>
          <table:table-cell office:value-type="string" calcext:value-type="string">
            <text:p>quantité de paille insuffisant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s logettes sont-elles bien réglées et permettent des mouvements lever/coucher aisés pour les vaches ?</text:p>
          </table:table-cell>
          <table:table-cell office:value-type="string" calcext:value-type="string">
            <text:p>logettes mal réglées, mouvements lever/coucher difficiles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 fréquence de curage est-elle suffisante ?</text:p>
          </table:table-cell>
          <table:table-cell office:value-type="string" calcext:value-type="string">
            <text:p>fréquence de curage insuffisant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montre-t-il des signes d'une mauvaise ventilation ?</text:p>
          </table:table-cell>
          <table:table-cell office:value-type="string" calcext:value-type="string">
            <text:p>mauvaise ventilation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 bâtiment présente-t-il des excès d'humidité importants (sol non stabilisé et non drainé, fuite d'eau, ...) ?</text:p>
          </table:table-cell>
          <table:table-cell office:value-type="string" calcext:value-type="string">
            <text:p>excès d'humidité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'orientation du bâtiment est-elle correcte ?</text:p>
          </table:table-cell>
          <table:table-cell office:value-type="string" calcext:value-type="string">
            <text:p>mauvaise orientation du bâtimen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 bardage du bâtiment est-il suffisant ?</text:p>
          </table:table-cell>
          <table:table-cell office:value-type="string" calcext:value-type="string">
            <text:p>bardage du bâtiment insuffisant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est-elle trop riche en amidon ?</text:p>
          </table:table-cell>
          <table:table-cell office:value-type="string" calcext:value-type="string">
            <text:p>ration trop riche en amidon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a ration trop riche en azote soluble (ex : fourrages verts)?</text:p>
          </table:table-cell>
          <table:table-cell office:value-type="string" calcext:value-type="string">
            <text:p>ration trop riche en azote solubl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présentent-ils les symptômes de la grippe ? Diarrhées avec fièvre ?</text:p>
          </table:table-cell>
          <table:table-cell office:value-type="string" calcext:value-type="string">
            <text:p>symptômes de grippe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Les animaux sont-ils susceptibles d'être parasités ?</text:p>
          </table:table-cell>
          <table:table-cell office:value-type="string" calcext:value-type="string">
            <text:p>animaux susceptibles d'être parasité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dus à l'absence de cornadi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...)</text:p>
          </table:table-cell>
          <table:table-cell office:value-type="string" calcext:value-type="string">
            <text:p>circulation non fluide des animaux, zones d'étranglement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 surface mise à disposition des animaux est-elle suffisante ? (surtout pour des animaux cornus)</text:p>
          </table:table-cell>
          <table:table-cell office:value-type="string" calcext:value-type="string">
            <text:p>surface mise à disposition insuffisant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Est-ce que la nourriture est accessible à tous les animaux en même temps de manière équitable ?</text:p>
          </table:table-cell>
          <table:table-cell office:value-type="string" calcext:value-type="string">
            <text:p>accès à la nourriture inéquitabl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'absence de cornadis entraine-t-il des conflits à l'auge ?</text:p>
          </table:table-cell>
          <table:table-cell office:value-type="string" calcext:value-type="string">
            <text:p>conflits à l'auge dus à l'absence de cornadi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 bâtiment est-il protégé des perturbations électromagnétiques ? (ligne haute tension, poste de clôture, mauvaise terre électrique, faille terrestre, rivière souterraine, …)</text:p>
          </table:table-cell>
          <table:table-cell office:value-type="string" calcext:value-type="string">
            <text:p>bâtiment non protégé des perturbations électromagnétique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 circulation des animaux est-elle fluide ou le bâtiment présente-t-il des zones d’étranglement ? (positionnement des abreuvoirs, couloirs de circulation, …)</text:p>
          </table:table-cell>
          <table:table-cell office:value-type="string" calcext:value-type="string">
            <text:p>circulation non fluide des animaux, zones d'étranglement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 lieu de vie des animaux présente-t-il des objets coupants, contondants ?</text:p>
          </table:table-cell>
          <table:table-cell office:value-type="string" calcext:value-type="string">
            <text:p>objets coupants dans le lieu de vie des animaux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a ration est-elle déséquilibrée ou présente-t-elle un excès d'énergie ?</text:p>
          </table:table-cell>
          <table:table-cell office:value-type="string" calcext:value-type="string">
            <text:p>ration déséquilibrée ou en excès d'énergi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Certains animaux du troupeau sont-ils de souche d'animaux nerveux, agressifs ?</text:p>
          </table:table-cell>
          <table:table-cell office:value-type="string" calcext:value-type="string">
            <text:p>animaux de souche d'animaux nerveux/agressifs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 troupeau présente-t-il une coexistence de vaches avec ou sans corne ?</text:p>
          </table:table-cell>
          <table:table-cell office:value-type="string" calcext:value-type="string">
            <text:p>coexistence de vaches avec et sans corne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s techniques d'élevage permettent-elles la mise en place d'une bonne relation homme/animal ?</text:p>
          </table:table-cell>
          <table:table-cell office:value-type="string" calcext:value-type="string">
            <text:p>techniques d'élevage qui ne favorisent pas une bonne relation homme/animal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Les animaux sont-ils confrontés à des éléments perturbateurs : chiens, tiers, géobiologie?</text:p>
          </table:table-cell>
          <table:table-cell office:value-type="string" calcext:value-type="string">
            <text:p>éléments perturbateurs ( chiens, tiers, géobiologie)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a coccidiose est-elle maîtrisée ?</text:p>
          </table:table-cell>
          <table:table-cell office:value-type="string" calcext:value-type="string">
            <text:p>coccidiose non maîtrisé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courants d'air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Les animaux présentent-ils les symptômes de la grippe ? Diarrhées avec température ? Des problèmes respiratoires ? Toux ? Jetages ?</text:p>
          </table:table-cell>
          <table:table-cell office:value-type="string" calcext:value-type="string">
            <text:p>symptômes de grippe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-elle équilibrée et saine ? (sans risque d’entérotoxémie ou intoxication)</text:p>
          </table:table-cell>
          <table:table-cell office:value-type="string" calcext:value-type="string">
            <text:p>ration déséquilibrée et/ou non sain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es transitions alimentaires sont-elles bien respectées ?</text:p>
          </table:table-cell>
          <table:table-cell office:value-type="string" calcext:value-type="string">
            <text:p>pas ou peu de transition alimentair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contient-elle des plantes toxiques dans les fourrages récoltés ou pâturés ? (ex : Datura)</text:p>
          </table:table-cell>
          <table:table-cell office:value-type="string" calcext:value-type="string">
            <text:p>plantes toxiques dans les fourrages récoltés ou pâturé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présente-t-elle suffisamment de fibres ?</text:p>
          </table:table-cell>
          <table:table-cell office:value-type="string" calcext:value-type="string">
            <text:p>Manque de fibres dans la ratio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ration est équilibrée en minéral et particulièrement autour de la mise bas ? </text:p>
          </table:table-cell>
          <table:table-cell office:value-type="string" calcext:value-type="string">
            <text:p>Déséquilibre minéral (surtout autour de la mise-bas)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'abreuvement est-il suffisant et accessible à tous les animaux ?</text:p>
          </table:table-cell>
          <table:table-cell office:value-type="string" calcext:value-type="string">
            <text:p>abreuvement insuffisant, accès à tous les animaux insuffisant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es circuits électriques sont-ils en bon état ou source d'électrocution ?</text:p>
          </table:table-cell>
          <table:table-cell office:value-type="string" calcext:value-type="string">
            <text:p>circuits électriques non sécurisés, risque d'électrocution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est-il doté d'un parafoudre et d'une prise de terre électrique performante ?</text:p>
          </table:table-cell>
          <table:table-cell office:value-type="string" calcext:value-type="string">
            <text:p>pas de parafoudre ou prise de terr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e bâtiment présente-t-il des courants d'air, source de maladies ?</text:p>
          </table:table-cell>
          <table:table-cell office:value-type="string" calcext:value-type="string">
            <text:p>Présence de courants d'air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es maladies mal soignées</text:p>
          </table:table-cell>
          <table:table-cell office:value-type="string" calcext:value-type="string">
            <text:p>Mortalité suite à des maladies mal soignées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La mortalité fait-elle suite à du parasitisme</text:p>
          </table:table-cell>
          <table:table-cell office:value-type="string" calcext:value-type="string">
            <text:p>Mortalité suite de parasitisme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Avez-vous fait autopsier des morts à votre vétérinaire pour rechercher la cause ? (corps étranger, caillette, pathologie, …)</text:p>
          </table:table-cell>
          <table:table-cell office:value-type="string" calcext:value-type="string">
            <text:p>pas d'autopsie des morts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Le renouvellement du troupeau est-il adapté pour permettre une bonne sélection des réformes ?</text:p>
          </table:table-cell>
          <table:table-cell office:value-type="string" calcext:value-type="string">
            <text:p>renouvellement du troupeau ne permettant pas une bonne sélection des réformes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Avez-vous mis en place des pratiques préventives permettant de conserver un bon équilibre de santé ?</text:p>
          </table:table-cell>
          <table:table-cell office:value-type="string" calcext:value-type="string">
            <text:p>pas de prévention pour conserver un bon équilibre de santé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’état corporel des géniss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Utilisez-vous un taureau produisant des petits veaux?</text:p>
          </table:table-cell>
          <table:table-cell office:value-type="string" calcext:value-type="string">
            <text:p>taureau produisant des veaux à gros gabarit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En IA, les accouplements sont-ils orientés sur la facilité de naissance ?</text:p>
          </table:table-cell>
          <table:table-cell office:value-type="string" calcext:value-type="string">
            <text:p>en IA, accouplements non raisonnés sur la facilité de naissance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Le critère facilité de vêlage des mères et largeur de bassin sont-ils des critères de sélection des génisses de renouvellement ?</text:p>
          </table:table-cell>
          <table:table-cell office:value-type="string" calcext:value-type="string">
            <text:p>facilité de vêlage des mères et largeur de bassin non pris en compte lors du renouvellement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’état corporel des vaches est-il adapté au vêlage ? (trop grasses ou trop maigres)</text:p>
          </table:table-cell>
          <table:table-cell office:value-type="string" calcext:value-type="string">
            <text:p>état corporel des génisses pas adapté au vêlag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supplémentation en minéraux, vitamines et oligo-éléments insuffisante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Utilisez-vous un taureau qui fait des petits veaux ?</text:p>
          </table:table-cell>
          <table:table-cell office:value-type="string" calcext:value-type="string">
            <text:p>taureau produisant des veaux à gros gabarit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Les génisses ont-elles subies des lésions vaginales ou interventions (épisiotomie) lors du vêlage ?</text:p>
          </table:table-cell>
          <table:table-cell office:value-type="string" calcext:value-type="string">
            <text:p>lésions vaginales ou interventions sur génisses lors du vêlag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'apport alimentaire au cours de la 1ére année de vie est-il suffisant?</text:p>
          </table:table-cell>
          <table:table-cell office:value-type="string" calcext:value-type="string">
            <text:p>apport alimentaire insuffisant au cours de la 1ère année de vie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es pâtures destinées aux génisses sont-elles pâturées uniquement par des animaux jeunes ?</text:p>
          </table:table-cell>
          <table:table-cell office:value-type="string" calcext:value-type="string">
            <text:p>pâtures pas exclusivement réservées aux génisse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Le parasitisme des génisses est-il maîtrisé tout au long de leur période de croissance ?</text:p>
          </table:table-cell>
          <table:table-cell office:value-type="string" calcext:value-type="string">
            <text:p>parasitisme mal maîtrisé au cours de la croissance des génisses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Observez-vous une fréquence élevée de troubles respiratoires au cours de la 1ére année de vie?</text:p>
          </table:table-cell>
          <table:table-cell office:value-type="string" calcext:value-type="string">
            <text:p>troubles respiratoires élevés la première année de vi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Assurez-vous des conditions d'hygiène au vêlage ?</text:p>
          </table:table-cell>
          <table:table-cell office:value-type="string" calcext:value-type="string">
            <text:p>Conditions d’hygiène au vêlage insuffisantes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Intervenez-vous fréquemment lors des vêlages ? Si oui, utilisez-vous des gants de fouille ?</text:p>
          </table:table-cell>
          <table:table-cell office:value-type="string" calcext:value-type="string">
            <text:p>Interventions fréquente au vêlage et problème d’hygiène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Utilisez-vous un taureau qui fait des petits veaux?</text:p>
          </table:table-cell>
          <table:table-cell office:value-type="string" calcext:value-type="string">
            <text:p>taureau produisant des veaux à gros gabarit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string" calcext:value-type="string">
            <text:p>La supplémentation en minéraux, vitamines et oligo-éléments est-elle correcte?</text:p>
          </table:table-cell>
          <table:table-cell office:value-type="string" calcext:value-type="string">
            <text:p>manque d'apports en minéraux, vitamines, oligoéléments en fin de gestatio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'état corporel est-il correct au moment de la mise à la reproduction? (pas trop grasse ou trop maigre)</text:p>
          </table:table-cell>
          <table:table-cell office:value-type="string" calcext:value-type="string">
            <text:p>état corporel inadapté à la mise à la reproduction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’évolution de la Note d’état corporel est-elle positive au moment de l’IA ?</text:p>
          </table:table-cell>
          <table:table-cell office:value-type="string" calcext:value-type="string">
            <text:p>évolution de la NEC négative au moment de l'I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’équilibre de ration (y compris azote soluble) est-il adéquat ?</text:p>
          </table:table-cell>
          <table:table-cell office:value-type="string" calcext:value-type="string">
            <text:p>équilibre de la ration non adéqua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 dimension du logement, la densité des animaux (m²/animal) permettent-elles une bonne expression des chaleurs?</text:p>
          </table:table-cell>
          <table:table-cell office:value-type="string" calcext:value-type="string">
            <text:p>expression des chaleurs freinée par la densité des animaux et la dimension du logement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a qualité des sols permet-elle une bonne expression des chaleurs?</text:p>
          </table:table-cell>
          <table:table-cell office:value-type="string" calcext:value-type="string">
            <text:p>expression des chaleurs limitée par la qualité des sol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Observez-vous une fréquence élevée de maladies juste après vêlage? (dystocie/métrites/…)</text:p>
          </table:table-cell>
          <table:table-cell office:value-type="string" calcext:value-type="string">
            <text:p>fréquence élevée de maladies juste après vêl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Assurez-vous un contrôle des maladies qui pourraient gêner l'expression des chaleurs (ex : boiteries)?</text:p>
          </table:table-cell>
          <table:table-cell office:value-type="string" calcext:value-type="string">
            <text:p>pas de contrôle des maladies pouvant gêner l'expression des chaleurs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commun entre les différents intervenants de l'élevage?</text:p>
          </table:table-cell>
          <table:table-cell office:value-type="string" calcext:value-type="string">
            <text:p>absence de protocole de détection des chaleurs commun à tous les intervenants de l'élev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Possédez-vous un protocole de détection des chaleurs efficaces y compris quand elles sont au pâturage?</text:p>
          </table:table-cell>
          <table:table-cell office:value-type="string" calcext:value-type="string">
            <text:p>absence de protocole de détection des chaleurs lors du pâturage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Le délai de remise à la reproduction ou la saison de vêlage correspondent-ils aux objectifs de l'éleveur?</text:p>
          </table:table-cell>
          <table:table-cell office:value-type="string" calcext:value-type="string">
            <text:p>délai de remise à la reproduction ou saison de vêlage pas adaptés aux objectifs de l'éleveur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Réalisez-vous un contrôle de l'état corporel avant le tarissement et en ajustant la ration des vaches taries si besoin pour éviter qu'elles ne <text:s/>soient trop grasses au vêlage ?</text:p>
          </table:table-cell>
          <table:table-cell office:value-type="string" calcext:value-type="string">
            <text:p>pas de contrôle de l'état corporel avant tarissement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calcium de la ration avant vêlage pour stimuler son absorption intestinale et la réabsorption osseuse après vêlage?</text:p>
          </table:table-cell>
          <table:table-cell office:value-type="string" calcext:value-type="string">
            <text:p>pas de limitation de la teneur en calcium dans la ration avant vêlag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imitez-vous la teneur en phosphore de la ration des vaches taries ?</text:p>
          </table:table-cell>
          <table:table-cell office:value-type="string" calcext:value-type="string">
            <text:p>pas de limitation de la teneur en phosphore des vaches taries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en Magnésium suffisant avant le vêlage afin de favorise la mobilisation du calcium des os? (Ou faites-vous attention à la BACA de la ration des taries)</text:p>
          </table:table-cell>
          <table:table-cell office:value-type="string" calcext:value-type="string">
            <text:p>apport en magnésium insuffisant avant vêlag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Prévenez-vous la carence en calcium, avec un apport dans la ration juste après vêlage pour pallier son exportation importante?</text:p>
          </table:table-cell>
          <table:table-cell office:value-type="string" calcext:value-type="string">
            <text:p>pas d'apport en calcium dans la ration après vêlage pour prévenir sa carenc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Assurez-vous un apport correct en chlorure et soufre dans les 15 jours précédant le vêlage?</text:p>
          </table:table-cell>
          <table:table-cell office:value-type="string" calcext:value-type="string">
            <text:p>apport insuffisant en chlorure et soufre 15jours avant le vêlage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string" calcext:value-type="string">
            <text:p>Les vaches taries ont-elles toutes leurs aptitudes fonctionnelles pour un accès à la table d'alimentation (boiteries, acidose…)?</text:p>
          </table:table-cell>
          <table:table-cell office:value-type="string" calcext:value-type="string">
            <text:p>inaptitudes fonctionnelles des taries, limitant l'accès à l'auge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et l'ingestion de fibres efficaces sont-ils suffisants ?</text:p>
          </table:table-cell>
          <table:table-cell office:value-type="string" calcext:value-type="string">
            <text:p>apport et ingestion de fibres efficaces insuffisants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'apport de concentrés par repas n'est-il pas trop important?</text:p>
          </table:table-cell>
          <table:table-cell office:value-type="string" calcext:value-type="string">
            <text:p>apport de concentré trop important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e stock de calcium a-t-il pu se reconstituer avant le tarissement, (voir fièvre de lait).</text:p>
          </table:table-cell>
          <table:table-cell office:value-type="string" calcext:value-type="string">
            <text:p>stock de calcium avant tarissement insuffisant (non reconstitué)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es vaches peuvent-elles marcher tranquillement, sans stress, à l'extérieur et à l'intérieur?</text:p>
          </table:table-cell>
          <table:table-cell office:value-type="string" calcext:value-type="string">
            <text:p>stress à l'intérieur ou l’extérieur lorsque les vaches marchent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es filles des vaches ayant eu un déplacement de caillette sont-elles gardées pour le renouvellement ?</text:p>
          </table:table-cell>
          <table:table-cell office:value-type="string" calcext:value-type="string">
            <text:p>filles de vaches ayant eu un déplacement de caillette gardées pour le renouvellement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En cas de changement de fourrage dans la ration de <text:s/>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animaux dont l'état corporel est trop élevé au moment du vêlage?</text:p>
          </table:table-cell>
          <table:table-cell office:value-type="string" calcext:value-type="string">
            <text:p>certains animaux dont l'état corporel est trop élevé au moment du vêlage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phénomènes de stress ou des problèmes de santé qui peuvent limiter l'accès à l'alimentation (boiteries, acidose…)?</text:p>
          </table:table-cell>
          <table:table-cell office:value-type="string" calcext:value-type="string">
            <text:p>stress ou problèmes de santé limitant l'accès à l'alimentation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En cas de changement de fourrage dans la ration de <text:s/>base assurez-vous une transition alimentaire ?</text:p>
          </table:table-cell>
          <table:table-cell office:value-type="string" calcext:value-type="string">
            <text:p>absence de transition alimentaire si changement de fourrage dans la ration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'apport de concentré dans la ration est-il réalisé de façon progressive en début de lactation ?</text:p>
          </table:table-cell>
          <table:table-cell office:value-type="string" calcext:value-type="string">
            <text:p>apport de concentré non progressif en début de lactation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 couverture énergétique est-elle suffisante (fourrages et concentrés) jusqu'au pic de lactation?</text:p>
          </table:table-cell>
          <table:table-cell office:value-type="string" calcext:value-type="string">
            <text:p>couverture énergétique insuffisante jusqu'au pic de lactation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es fourrages utilisés sont-ils de mauvaise qualité ? (appétence, récolte dans de mauvaises conditions, mauvaise conservation)</text:p>
          </table:table-cell>
          <table:table-cell office:value-type="string" calcext:value-type="string">
            <text:p>mauvaise qualité des fourrages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Observez-vous des refus à l’auge ou la quantité de nourriture distribuée est-il trop limité ?</text:p>
          </table:table-cell>
          <table:table-cell office:value-type="string" calcext:value-type="string">
            <text:p>quantité distribuée insuffisante ou en excès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a ration présente-elle des carences marquées en minéraux ?</text:p>
          </table:table-cell>
          <table:table-cell office:value-type="string" calcext:value-type="string">
            <text:p>carences en minéraux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string" calcext:value-type="string">
            <text:p>Le nombre de cornadis est-il suffisant ? +10%/Nb d'animaux présents ?</text:p>
          </table:table-cell>
          <table:table-cell office:value-type="string" calcext:value-type="string">
            <text:p>nombre de cornadis insuffisant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Apportez-vous préventivement du magnésium avant et après les premiers jours de sortie au pâturage ?</text:p>
          </table:table-cell>
          <table:table-cell office:value-type="string" calcext:value-type="string">
            <text:p>pas d'apport de magnésium à la sortie au pâturag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Y a-t-il eu une mauvaise transition alimentaire entre la ration hivernale et printanière ?</text:p>
          </table:table-cell>
          <table:table-cell office:value-type="string" calcext:value-type="string">
            <text:p>mauvaise transition alimentaire entre rations hivernales et printanières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'utilisation des parcelles chargées en <text:s/>herbe jeune comme aliment unique (en particulier les jeunes prairies temporaires de graminées)?</text:p>
          </table:table-cell>
          <table:table-cell office:value-type="string" calcext:value-type="string">
            <text:p>parcelles d'herbe jeune comme aliment unique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string" calcext:value-type="string">
            <text:p>Evitez-vous le pâturage si conditions climatiques sont défavorables? (les jours froids et pluvieux ou utilisation de parcelles abritées)</text:p>
          </table:table-cell>
          <table:table-cell office:value-type="string" calcext:value-type="string">
            <text:p>pâturage même si conditions climatiques défavorables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a ration consommée est-elle pauvre en fibres efficaces pour stimuler la rumination et donc la salivation? <text:s/>? (manque de brins longs rigides et piquants)</text:p>
          </table:table-cell>
          <table:table-cell office:value-type="string" calcext:value-type="string">
            <text:p>ration pauvre en fibres efficaces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En cas de changement de fourrage dans la ration de <text:s/>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Y a-t’il eu une mauvaise transition alimentaire entre la période sèche et la période de lactation ?</text:p>
          </table:table-cell>
          <table:table-cell office:value-type="string" calcext:value-type="string">
            <text:p>mauvaise transition alimentaire entre période sèche et période de lactatio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Distribuez-vous un foin fibreux en tête de repas pour sécuriser la digestion ruminale ?</text:p>
          </table:table-cell>
          <table:table-cell office:value-type="string" calcext:value-type="string">
            <text:p>pas de foin fibreux en têt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es concentrés sont-ils composés d’amidon à dégradation lente ?</text:p>
          </table:table-cell>
          <table:table-cell office:value-type="string" calcext:value-type="string">
            <text:p>concentrés composés d'amidon à dégradation rapide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est-elle consommée 50% le jour et 50% la nuit ?</text:p>
          </table:table-cell>
          <table:table-cell office:value-type="string" calcext:value-type="string">
            <text:p>ration non consommée 50% le jour et 50% la nuit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du matin est-elle identique à la ration du soir en quantité et en qualité ?</text:p>
          </table:table-cell>
          <table:table-cell office:value-type="string" calcext:value-type="string">
            <text:p>ration du matin et du soir identiques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'apport de concentré dans la ration est-il réalisé de façon progressive ?</text:p>
          </table:table-cell>
          <table:table-cell office:value-type="string" calcext:value-type="string">
            <text:p>apport de concentré non progressif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riche en glucides facilement fermentescibles ?</text:p>
          </table:table-cell>
          <table:table-cell office:value-type="string" calcext:value-type="string">
            <text:p>ration riche en glucides facilement fermentescibles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a ration consommée est-elle pauvre en fibres efficaces pour stimuler la rumination et donc la salivation? <text:s/>? (manque de brins longs rigides et piquants)</text:p>
          </table:table-cell>
          <table:table-cell office:value-type="string" calcext:value-type="string">
            <text:p>ration pauvre en fibres efficaces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La distribution des concentrés est-elle fractionnée et s'accompagne-t-elle de fourrages grossiers?</text:p>
          </table:table-cell>
          <table:table-cell office:value-type="string" calcext:value-type="string">
            <text:p>distribution de concentrés non fractionnée et sans fourrage grossier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En cas de changement de fourrage dans la ration de <text:s/>base assurez-vous une transition alimentaire de 3 semaines ?</text:p>
          </table:table-cell>
          <table:table-cell office:value-type="string" calcext:value-type="string">
            <text:p>pas ou peu de transition alimentaire si changement de fourrage dans la ration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string" calcext:value-type="string">
            <text:p>Mettez-vous à disposition des vaches des pierres de sel favorisant la salivation?</text:p>
          </table:table-cell>
          <table:table-cell office:value-type="string" calcext:value-type="string">
            <text:p>pas de pierres de sel à disposition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e-t-elle un excès d’azote ?</text:p>
          </table:table-cell>
          <table:table-cell office:value-type="string" calcext:value-type="string">
            <text:p>excès d'azote dans la ration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string" calcext:value-type="string">
            <text:p>La ration présent-t-elle un déficit en énergie ?</text:p>
          </table:table-cell>
          <table:table-cell office:value-type="string" calcext:value-type="string">
            <text:p>déficit en énergie dans la ration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nque d'entretien régulier de la machine à trair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de traite bruyante ou stressan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ssurez-vous un bon protocole de préparation des trayons avant la traite? (lavage + désinfection avec un produit utilisable en AB + essuyage)</text:p>
          </table:table-cell>
          <table:table-cell office:value-type="string" calcext:value-type="string">
            <text:p>protocole de préparation des trayons insuffisant avant la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de nettoyage des mamelles à sec (ex laine de bois) permettant le respect de la flore lactique naturelle protectrice ?</text:p>
          </table:table-cell>
          <table:table-cell office:value-type="string" calcext:value-type="string">
            <text:p>pas de protocole de nettoyage à sec des mamelle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Etes-vous vigilants sur la rupture du vide d’air au moment de la pose de griffe ?</text:p>
          </table:table-cell>
          <table:table-cell office:value-type="string" calcext:value-type="string">
            <text:p>au moment de la pose de la griffe, moindre vigilance accordée à la rupture du vide d'air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En fin de traite, réalisez-vous de l'égouttage, des massages, de la sur-traite?</text:p>
          </table:table-cell>
          <table:table-cell office:value-type="string" calcext:value-type="string">
            <text:p>égouttage ou massage ou sur-traite en fin de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Pratiquez-vous une désinfection des manchons après la traite des vaches mammiteuses ou cellulaires</text:p>
          </table:table-cell>
          <table:table-cell office:value-type="string" calcext:value-type="string">
            <text:p>pas de désinfection des manchons après la traite de vaches mammiteuses ou cellulaires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Réalisez-vous <text:s/>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Appliquer 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Détenez-vous plus de 50 % de vaches à risque ? (lésions à l'extrémité des trayons, index CEL négatif, mammites à répétition)</text:p>
          </table:table-cell>
          <table:table-cell office:value-type="string" calcext:value-type="string">
            <text:p>plus de 50% de vaches à risqu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e stratégie de réformes des vaches infectées de manière chronique, incurables ?</text:p>
          </table:table-cell>
          <table:table-cell office:value-type="string" calcext:value-type="string">
            <text:p>pas de stratégie de réforme des vaches infectées de manière chroniqu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Respectez-vous le protocole d’entretien régulier de la machine à traire ? (contrôle, suivi des recommandations, manchons, valves,…)</text:p>
          </table:table-cell>
          <table:table-cell office:value-type="string" calcext:value-type="string">
            <text:p>mauvais respect du protocole d'entretien régulier de la machine à trair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Changez-vous les manchons autant que nécessaire ?</text:p>
          </table:table-cell>
          <table:table-cell office:value-type="string" calcext:value-type="string">
            <text:p>manchons changés trop peu souvent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L'ambiance de traite est-elle calme et sereine ?</text:p>
          </table:table-cell>
          <table:table-cell office:value-type="string" calcext:value-type="string">
            <text:p>ambiance bruyante ou stressan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z-vous un protocole de nettoyage et de soins particuliers en cas de blessures des mains du trayeur avant la traite ? (couverture des plaies/port de gants/…)</text:p>
          </table:table-cell>
          <table:table-cell office:value-type="string" calcext:value-type="string">
            <text:p>pas de protocole de nettoyage ou de soin si blessure des mains du trayeur avant la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ssurez-vous un bon protocole de préparation des trayons avant la traite ? (lavage + essuyage des trayons avant traite)</text:p>
          </table:table-cell>
          <table:table-cell office:value-type="string" calcext:value-type="string">
            <text:p>protocole de préparation des trayons insuffisant avant la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En fin de traite, réalisez-vous de l'égouttage, des massages, de la sur-traite ?</text:p>
          </table:table-cell>
          <table:table-cell office:value-type="string" calcext:value-type="string">
            <text:p>égouttage ou massage ou sur-traite en fin de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Possédez-vous une machine à traire bien réglée? (réglage de l'installation et/ou réglage de la dépose automatique)</text:p>
          </table:table-cell>
          <table:table-cell office:value-type="string" calcext:value-type="string">
            <text:p>machine à traire mal réglé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ratiquez-vous une désinfection des manchons après les vaches mammiteuses ou cellulaires ?</text:p>
          </table:table-cell>
          <table:table-cell office:value-type="string" calcext:value-type="string">
            <text:p>pas de désinfection des manchons après la traite de vaches mammiteuses ou cellulaires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Réalisez-vous <text:s/>une désinfection des trayons après la traite? Si oui, est-elle réalisée de manière correcte?</text:p>
          </table:table-cell>
          <table:table-cell office:value-type="string" calcext:value-type="string">
            <text:p>pas de bonne désinfection des trayons après la trait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vez-vous un protocole évitant la destruction de la flore lactique naturelle protectrice ?</text:p>
          </table:table-cell>
          <table:table-cell office:value-type="string" calcext:value-type="string">
            <text:p>pas d'attention accordée à la flore lactique protectrice lors du protocole de désinfection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désinfection des griffes après la traite de chaque vache?</text:p>
          </table:table-cell>
          <table:table-cell office:value-type="string" calcext:value-type="string">
            <text:p>pas de protocole de désinfection des griffes après la traite de chaque vache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string" calcext:value-type="string">
            <text:p>Appliquer-vous un protocole de nettoyage de l'équipement de traite en fin de traite?</text:p>
          </table:table-cell>
          <table:table-cell office:value-type="string" calcext:value-type="string">
            <text:p>pas de protocole de nettoyage de l'équipement de traite en fin de trai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La dimension du logement et la densité des animaux (m²/animal) permettent-elles à toutes les vaches de se coucher sur l'aire de couchage?</text:p>
          </table:table-cell>
          <table:table-cell office:value-type="string" calcext:value-type="string">
            <text:p>dimension et densité des animaux insuffisantes sur l'aire de couchag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du bâtiment non satisfaisan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Observez-vous des zones de surdensité d'animaux couchés au même endroit <text:s/>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Entretenez-vous correctement les box de vêlage et d'isolement?</text:p>
          </table:table-cell>
          <table:table-cell office:value-type="string" calcext:value-type="string">
            <text:p>box de vêlage et d'isolement peu entretenus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Possédez-vous un protocole afin d'éviter que les vaches ne se couchent durant la demi-heure suivant la traite pour permettre la fermeture des sphincters de trayon ?</text:p>
          </table:table-cell>
          <table:table-cell office:value-type="string" calcext:value-type="string">
            <text:p>pas de protocole évitant aux vaches de se coucher dans la demi-heure suivant la traite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string" calcext:value-type="string">
            <text:p>La qualité des sols des aires de circulation est-il correct (non glissant, non blessant)?</text:p>
          </table:table-cell>
          <table:table-cell office:value-type="string" calcext:value-type="string">
            <text:p>sols des aires de circulation glissants ou blessants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éalisez-vous une séparation les vaches taries du troupeau dès la dernière traite pour les gérer correctement ?</text:p>
          </table:table-cell>
          <table:table-cell office:value-type="string" calcext:value-type="string">
            <text:p>pas de séparation des vaches dès la dernière trait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éduisez-vous graduellement l'apport d'aliments riches en énergie à la fin de la lactation?</text:p>
          </table:table-cell>
          <table:table-cell office:value-type="string" calcext:value-type="string">
            <text:p>pas de réduction graduelle des aliments riches en énergie à la fin de la lactation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Utilisez-vous des obturateurs de sphincters pour éviter de nouvelles contaminations lors du tarissement ?</text:p>
          </table:table-cell>
          <table:table-cell office:value-type="string" calcext:value-type="string">
            <text:p>pas d'utilisation d'obturateurs de sphincters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L’espace dédié aux taries est-il aussi important que celui dédié aux VL ?</text:p>
          </table:table-cell>
          <table:table-cell office:value-type="string" calcext:value-type="string">
            <text:p>espace dédié aux taries insuffisan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L’hygiène générale du bâtiment des taries est-il aussi bon que celui des VL ? (densité, paillage, nature du paillage), Réalisez-vous une désinfection du bâtiment si besoin?</text:p>
          </table:table-cell>
          <table:table-cell office:value-type="string" calcext:value-type="string">
            <text:p>hygiène du bâtiment des taries insuffisan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insuffisant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Observez-vous des zones de surdensité d'animaux couchés au même endroit <text:s/>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Les box de vêlage et d'isolement sont-ils proches de l'aire paillée?</text:p>
          </table:table-cell>
          <table:table-cell office:value-type="string" calcext:value-type="string">
            <text:p>box de vêlage et d'isolement loin de l'aire paillé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espectez-vous une propreté élevée dans le box de vêlage et d'isolement?</text:p>
          </table:table-cell>
          <table:table-cell office:value-type="string" calcext:value-type="string">
            <text:p>propreté non suffisante dans le box de vêlage et d'isolement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Assurez-vous une supplémentation adéquate en minéraux et vitamines pendant la période sèche?</text:p>
          </table:table-cell>
          <table:table-cell office:value-type="string" calcext:value-type="string">
            <text:p>supplémentation insuffisante en minéraux et vitamines pendant la période sèch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Repérez-vous les animaux en fin de gestation ayant des pertes de lait ?</text:p>
          </table:table-cell>
          <table:table-cell office:value-type="string" calcext:value-type="string">
            <text:p>manque de vigilance sur les animaux ayant des pertes de lait en fin de gestation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Attachez-vous de l’importance à la sélection des animaux sur le critère qualité des sphincters ?</text:p>
          </table:table-cell>
          <table:table-cell office:value-type="string" calcext:value-type="string">
            <text:p>pas de sélection des animaux sur le critère qualité des sphincters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Êtes-vous vigilants sur la complémentation en oligoéléments sur la fin de gestation ?</text:p>
          </table:table-cell>
          <table:table-cell office:value-type="string" calcext:value-type="string">
            <text:p>manque de vigilance sur la complémentation en oligoéléments sur la fin de gestation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Détenez-vous plus de 50 % de vaches à risque (lésions à l'extrémité des trayons, index CEL négatif, faisant des mammites souvent)</text:p>
          </table:table-cell>
          <table:table-cell office:value-type="string" calcext:value-type="string">
            <text:p>plus de 50% de vaches à risque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string" calcext:value-type="string">
            <text:p>Etes-vous vigilant à l’âge à l’âge moyen du troupeau ?</text:p>
          </table:table-cell>
          <table:table-cell office:value-type="string" calcext:value-type="string">
            <text:p>manque de vigilance sur l'âge moyen du troupeau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Possédez-vous un protocole pour éviter que les génisses se tètent entre elles?</text:p>
          </table:table-cell>
          <table:table-cell office:value-type="string" calcext:value-type="string">
            <text:p>absence de protocole pour éviter que les génisses se tètent entre elle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L’espace dédié aux génisses pleines est-il aussi important que celui dédié aux laitières ?</text:p>
          </table:table-cell>
          <table:table-cell office:value-type="string" calcext:value-type="string">
            <text:p>espace pour génisses pleines insuffisant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L’hygiène générale du bâtiment est-il aussi bon que celui des laitières ? (densité, paillage, nature du paillage), Réalisez-vous une désinfection du bâtiment si besoin?</text:p>
          </table:table-cell>
          <table:table-cell office:value-type="string" calcext:value-type="string">
            <text:p>hygiène insuffisante du bâtiment des génisses pleine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La ventilation du bâtiment est-elle correcte?</text:p>
          </table:table-cell>
          <table:table-cell office:value-type="string" calcext:value-type="string">
            <text:p>ventilation du bâtiment insuffisante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Observez-vous des zones de surdensité d'animaux couchés au même endroit (autour du point d'eau ou sous les arbres...) ?</text:p>
          </table:table-cell>
          <table:table-cell office:value-type="string" calcext:value-type="string">
            <text:p>zones de surdensité d'animaux couchés au même endroit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table:style-name="ce1" office:value-type="string" calcext:value-type="string">
            <text:p>Les box de vêlage et d'isolement sont-ils proche de l'aire paillée?</text:p>
          </table:table-cell>
          <table:table-cell table:style-name="ce1" office:value-type="string" calcext:value-type="string">
            <text:p>box de vêlage et d'isolement loin de l'aire paillée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supplémentation adéquate en minéraux et vitamines des génisses en fin de gestation ?</text:p>
          </table:table-cell>
          <table:table-cell office:value-type="string" calcext:value-type="string">
            <text:p>supplémentation insuffisante en minéraux et vitamines en fin de gestation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Assurez-vous une transition et progression alimentaire adaptées sur la fin de gestation/début de lactation des primipares ?</text:p>
          </table:table-cell>
          <table:table-cell office:value-type="string" calcext:value-type="string">
            <text:p>pas ou peu de transition alimentaire sur la fin de gestation/début de lactation des primipare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e couchent-elles correctement dans les logettes?</text:p>
          </table:table-cell>
          <table:table-cell office:value-type="string" calcext:value-type="string">
            <text:p>les primipares ne se couchent pas correctement dans les logettes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string" calcext:value-type="string">
            <text:p>Les primipares sont-elles battues par les vaches pour les accès à l’auge et à l’eau ?</text:p>
          </table:table-cell>
          <table:table-cell office:value-type="string" calcext:value-type="string">
            <text:p>primipares battues par les vaches pour les accès à l'eau et à l'auge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string" calcext:value-type="string">
            <text:p>Voir tous les volets décrits dans CCS tank élevés et prévalence élevée</text:p>
          </table:table-cell>
          <table:table-cell office:value-type="string" calcext:value-type="string">
            <text:p>(voir taux cellulaire élevé et/ou prévalence mammites)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</table:table-row>
        <table:table-row table:style-name="ro1">
          <table:table-cell office:value-type="float" office:value="2059" calcext:value-type="float">
            <text:p>2059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tri des aliments potentiellement contaminés ou des parties altérées (ensilage)?</text:p>
          </table:table-cell>
          <table:table-cell office:value-type="string" calcext:value-type="string">
            <text:p>pas de tri des aliments potentiellement contaminés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régulier des abreuvoirs et des auges?</text:p>
          </table:table-cell>
          <table:table-cell office:value-type="string" calcext:value-type="string">
            <text:p>manque de nettoyage régulier des abreuvoirs et auges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En cas de doute faites-vous réalisez une bactériologie individuelle pour rechercher des vaches excrétrices?</text:p>
          </table:table-cell>
          <table:table-cell office:value-type="string" calcext:value-type="string">
            <text:p>pas de bactériologie individuelle en cas de doute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e installation de traite bien conçue? (pente du lactoduc incorrecte ou diamètre de lactoduc avec engorgements possibles)</text:p>
          </table:table-cell>
          <table:table-cell office:value-type="string" calcext:value-type="string">
            <text:p>installation de traite mal conçue</text:p>
          </table:table-cell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Possédez-vous un protocole adapté pour pallier un défaut d'entretien, de nettoyage du matériel de traite et de l'installation?</text:p>
          </table:table-cell>
          <table:table-cell office:value-type="string" calcext:value-type="string">
            <text:p>absence de protocole pour pallier un défaut d'entretien ou de nettoyage de matériel de traite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L’hygiène générale du bâtiment est-il correct? (densité, paillage, nature du paillage), Réalisez-vous une désinfection du bâtiment si besoin?</text:p>
          </table:table-cell>
          <table:table-cell office:value-type="string" calcext:value-type="string">
            <text:p>hygiène général du bâtiment insuffisant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Réalisez-vous un nettoyage avant et une désinfection après la traite? Si oui, ces pratiques sont-elles correctement réalisées?</text:p>
          </table:table-cell>
          <table:table-cell office:value-type="string" calcext:value-type="string">
            <text:p>absence de nettoyage correcte avant ou de désinfection correcte après la traite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En cas de doute faites-vous réalisez une bactériologie individuelle pour rechercher des vaches excrétrices? - mammites cliniques ou subcliniques</text:p>
          </table:table-cell>
          <table:table-cell office:value-type="string" calcext:value-type="string">
            <text:p>pas de bactériologie individuelle en cas de doute</text:p>
          </table:table-cell>
        </table:table-row>
        <table:table-row table:style-name="ro1">
          <table:table-cell office:value-type="float" office:value="2061" calcext:value-type="float">
            <text:p>2061</text:p>
          </table:table-cell>
          <table:table-cell office:value-type="string" calcext:value-type="string">
            <text:p>Faites-vous réalisez régulièrement un contrôle bactériologique de l'eau? (boisson/lavage/…)</text:p>
          </table:table-cell>
          <table:table-cell office:value-type="string" calcext:value-type="string">
            <text:p>absence de contrôle bactériologique de l'eau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cf. Reproduction / vêlage difficile</text:p>
          </table:table-cell>
          <table:table-cell office:value-type="string" calcext:value-type="string">
            <text:p>(voir vêlages difficiles)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Assurez-vous une bonne surveillance des vêlages et êtes-vous correctement équipé ?</text:p>
          </table:table-cell>
          <table:table-cell office:value-type="string" calcext:value-type="string">
            <text:p>surveillance insuffisante des vêlages, manque d'équipement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Êtes-vous équipé d'un box de vêlage ?</text:p>
          </table:table-cell>
          <table:table-cell office:value-type="string" calcext:value-type="string">
            <text:p>absence de box de vêlage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string" calcext:value-type="string">
            <text:p>Maîtrisez-vous les techniques de réanimation à la naissance ?</text:p>
          </table:table-cell>
          <table:table-cell office:value-type="string" calcext:value-type="string">
            <text:p>techniques de réanimation à la naissance non maîtrisée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Des apports minéraux, vitamines, oligoéléments (sélénium, magnésium, …) sont-ils réalisés <text:s/>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Des apports minéraux, vitamines, oligoéléments (sélénium, magnésium, …) sont-ils réalisés <text:s/>sur les vaches en fin de gestation ?</text:p>
          </table:table-cell>
          <table:table-cell office:value-type="string" calcext:value-type="string">
            <text:p>manque d'apports en minéraux, vitamines, oligoéléments en fin de gestation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a quantité de colostrum bue est-elle sécurisée ?</text:p>
          </table:table-cell>
          <table:table-cell office:value-type="string" calcext:value-type="string">
            <text:p>quantité de colostrum bue non sécurisé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Vérifiez-vous la qualité du colostrum avant de le donner au veau ? (avec un pèse colostrum ou un réfractomètre par exemple)</text:p>
          </table:table-cell>
          <table:table-cell office:value-type="string" calcext:value-type="string">
            <text:p>pas de vérification de la qualité du colostrum avant de le donner au veau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une banque de colostrum de qualité congelé ?</text:p>
          </table:table-cell>
          <table:table-cell office:value-type="string" calcext:value-type="string">
            <text:p>pas de banque de colostrum de qualité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à bonne température au moment de la buvée ou tétée ?</text:p>
          </table:table-cell>
          <table:table-cell office:value-type="string" calcext:value-type="string">
            <text:p>température du lait inadaptée lors de la buvée ou tété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e lait distribué est-il issue de vaches traitées aux antibiotiques ?</text:p>
          </table:table-cell>
          <table:table-cell office:value-type="string" calcext:value-type="string">
            <text:p>lait distribué issu de vaches traitées aux antibiotiques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z-vous l'équilibre de la ration complémentaire des veaux ?</text:p>
          </table:table-cell>
          <table:table-cell office:value-type="string" calcext:value-type="string">
            <text:p>ration complémentaire des veaux non équilibré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manque d'eau à disposition pour les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pas d'analyse régulière de la qualité de l'eau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utilisation de la sonde à colostrum et/ou de la tétine du biberon, réalisez-vous une désinfection ?</text:p>
          </table:table-cell>
          <table:table-cell office:value-type="string" calcext:value-type="string">
            <text:p>pas de désinfection de la sonde à colostrum ou de la tétine du biberon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lavage des seaux après chaque repas, en évitant de les empiler avant qu'ils ne soient secs?</text:p>
          </table:table-cell>
          <table:table-cell office:value-type="string" calcext:value-type="string">
            <text:p>pas de lavage des seaux après chaque repas ou mauvais séchag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nettoyage quotidien des tétines du DAL et leurs alentours?</text:p>
          </table:table-cell>
          <table:table-cell office:value-type="string" calcext:value-type="string">
            <text:p>pas de nettoyage des tétines du DAL et alentours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absence de quarantaine si achat de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veau malade, veillez-vous à son confort thermique et à son alimentation &amp; hydratation?</text:p>
          </table:table-cell>
          <table:table-cell office:value-type="string" calcext:value-type="string">
            <text:p>en cas de veau malade, confort thermique, alimentation et/ou hydratation insuffisants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traitement de façon précoce et adaptée (selon l'origine de la diarrhée)?</text:p>
          </table:table-cell>
          <table:table-cell office:value-type="string" calcext:value-type="string">
            <text:p>absence de traitement précoce et adapté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, ou pas de désinfection du local entre chaque vêlag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En cas de maladies contagieuses disposez-vous de cases individuelles la première semaine puis de cases collectives avec une surface adaptée?</text:p>
          </table:table-cell>
          <table:table-cell office:value-type="string" calcext:value-type="string">
            <text:p>si maladies contagieuses, pas de cases individuelles la première semaine et/ou pas de cases collectives avec surface adapté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imitez-vous l'écart d'âge dans un même lot à 3 semaines-1 mois maximum ?</text:p>
          </table:table-cell>
          <table:table-cell office:value-type="string" calcext:value-type="string">
            <text:p>écart d'âge dans un même lot &gt; à 1 mois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éalisez-vous un curage et un nettoyage après chaque veau et/ou entre chaque lot de veaux ?</text:p>
          </table:table-cell>
          <table:table-cell office:value-type="string" calcext:value-type="string">
            <text:p>pas de curage/nettoyage entre chaque lot de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Assurez-vous une bonne hygiène des box à veaux ?</text:p>
          </table:table-cell>
          <table:table-cell office:value-type="string" calcext:value-type="string">
            <text:p>hygiène insuffisante des box à veaux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Respecter vous les protocoles de soins prescrits par votre vétérinaire lors d’un traitement ?</text:p>
          </table:table-cell>
          <table:table-cell office:value-type="string" calcext:value-type="string">
            <text:p>non respect des protocoles de soins prescrits par le vétérinaire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string" calcext:value-type="string">
            <text:p>Le bâtiment est-il bien ventilé et sain ?</text:p>
          </table:table-cell>
          <table:table-cell office:value-type="string" calcext:value-type="string">
            <text:p>bâtiment mal ventilé, ambiance pas sain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e désinfection du nombril avec une solution iodée le plus tôt possible après la naissance et avec des gants ?</text:p>
          </table:table-cell>
          <table:table-cell office:value-type="string" calcext:value-type="string">
            <text:p>pas de désinfection correcte du nombril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Les apports en oligoéléments à la mère sont-ils suffisants ?</text:p>
          </table:table-cell>
          <table:table-cell office:value-type="string" calcext:value-type="string">
            <text:p>apports en oligoéléments insuffisants pour la mèr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Disposez-vous d'un local de vêlage curé, lavé et désinfecté entre chaque vêlage?</text:p>
          </table:table-cell>
          <table:table-cell office:value-type="string" calcext:value-type="string">
            <text:p>pas de local de vêlage désinfecté entre chaque vêlag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surveillance biquotidienne de tous les veaux, si possible par la même personne ?</text:p>
          </table:table-cell>
          <table:table-cell office:value-type="string" calcext:value-type="string">
            <text:p>pas de surveillance biquotidienne de tous les veaux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Réalisez-vous un curage et un nettoyage du box de vêlage et de la case à veaux après chaque veau et/ou entre chaque lot de veaux</text:p>
          </table:table-cell>
          <table:table-cell office:value-type="string" calcext:value-type="string">
            <text:p>pas de curage/nettoyage systématique du box de vêlage ou de la case à veaux après chaque passage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string" calcext:value-type="string">
            <text:p>Effectuez-vous un vide sanitaire au moins 1 fois/an du box de vêlage et de la nurserie : avec curage, lavage et désinfection?</text:p>
          </table:table-cell>
          <table:table-cell office:value-type="string" calcext:value-type="string">
            <text:p>absence de vide sanitaire annuel des box de vêlage et nurseri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à bonne température ?</text:p>
          </table:table-cell>
          <table:table-cell office:value-type="string" calcext:value-type="string">
            <text:p>température du lait distribué pas adapté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Le lait distribué est-il digeste ? (présence de résidus d’antibiotique, lait trop concentré, …)</text:p>
          </table:table-cell>
          <table:table-cell office:value-type="string" calcext:value-type="string">
            <text:p>lait distribué pas suffisamment digest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Distribuez-vous le lait en au moins 2 repas/jour les 30 premiers jours de vie minimum ?</text:p>
          </table:table-cell>
          <table:table-cell office:value-type="string" calcext:value-type="string">
            <text:p>repas unique (lait) les 30 premiers jours de vi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De l’eau de boisson est-elle à disposition ?</text:p>
          </table:table-cell>
          <table:table-cell office:value-type="string" calcext:value-type="string">
            <text:p>pas d'eau de boisson à disposition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La qualité bactériologique de l'eau d'abreuvement est-elle bonne et analysée régulièrement ? (si issue d’un prélèvement privé)</text:p>
          </table:table-cell>
          <table:table-cell office:value-type="string" calcext:value-type="string">
            <text:p>manque d'analyse régulière de la qualité bactériologique de l'eau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La complémentation des veaux durant la phase lactée est-elle adaptée ? <text:s/>La transition alimentaire est-elle respectée avec des aliments fibreux ?</text:p>
          </table:table-cell>
          <table:table-cell office:value-type="string" calcext:value-type="string">
            <text:p>complémentation des veaux non adaptée pendant la phase lactée et/ou transition alimentaire absent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Rencontrez-vous des problèmes de coccidiose ? (selles avec traces de sang)</text:p>
          </table:table-cell>
          <table:table-cell office:value-type="string" calcext:value-type="string">
            <text:p>problèmes de coccidiose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Les veaux sont-ils dans de bonne condition de confort de logement ? (épaisseur de la litière, propreté du logement, température stable et hygrométrie)</text:p>
          </table:table-cell>
          <table:table-cell office:value-type="string" calcext:value-type="string">
            <text:p>mauvaises conditions de confort de logement pour les veaux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string" calcext:value-type="string">
            <text:p>Avez-vous neutralisé les bétons neufs de la nurserie avec de l’acide ?</text:p>
          </table:table-cell>
          <table:table-cell office:value-type="string" calcext:value-type="string">
            <text:p>absence de neutralisation des bétons neufs avec de l'acid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 bâtiment est-il bien ventilé, sans courant d’air, ni froid ?</text:p>
          </table:table-cell>
          <table:table-cell office:value-type="string" calcext:value-type="string">
            <text:p>bâtiment mal ventilé, ou courant d'air, froid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En bâtiment fermé, assurez-vous un bon renouvellement de l'air pour évacuer l'humidité dégagée par les animaux et la litière?</text:p>
          </table:table-cell>
          <table:table-cell office:value-type="string" calcext:value-type="string">
            <text:p>mauvais renouvellement de l'air pour évacuer l'humidité dégagé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a densité d'animaux correspond-elle au volume d'air disponible ?</text:p>
          </table:table-cell>
          <table:table-cell office:value-type="string" calcext:value-type="string">
            <text:p>densité d'animaux trop importante vis-à-vis du volume d'air disponibl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Y-a-t-il des mélanges d'animaux provenant de différents lots/lieux et de différents âges ?</text:p>
          </table:table-cell>
          <table:table-cell office:value-type="string" calcext:value-type="string">
            <text:p>mélange d'animaux provenant de différents lots/lieux/âges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un vide sanitaire au moins 1 fois/an : avec curage, lavage et désinfection?</text:p>
          </table:table-cell>
          <table:table-cell office:value-type="string" calcext:value-type="string">
            <text:p>absence de vide sanitaire annuel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Les cases à veaux permettent-elles un maintien d’une bonne température ?</text:p>
          </table:table-cell>
          <table:table-cell office:value-type="string" calcext:value-type="string">
            <text:p>les cases à veaux n'assurent pas le maintien d'une bonne température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Possédez-vous plutôt des matériaux "chauds" pour les parois en contact avec les veaux (planche de bois, paille, murs de brique)?</text:p>
          </table:table-cell>
          <table:table-cell office:value-type="string" calcext:value-type="string">
            <text:p>matériaux froids pour les parois en contact avec les veaux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'achat de veaux, réalisez-vous une quarantaine, sans contact avec le reste du troupeau, tant que le statut sanitaire de ces derniers n'est pas connu?</text:p>
          </table:table-cell>
          <table:table-cell office:value-type="string" calcext:value-type="string">
            <text:p>pas de quarantaine si achat de veaux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En cas de veau malade, veillez-vous à son confort thermique <text:s/>et à son alimentation &amp; hydratation?</text:p>
          </table:table-cell>
          <table:table-cell office:value-type="string" calcext:value-type="string">
            <text:p>si veau malade, manque de vigilance sur son confort thermique, son alimentation et hydratation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Effectuez-vous des apports complémentaires d’accompagnement avant ou lors de l'allotement ?</text:p>
          </table:table-cell>
          <table:table-cell office:value-type="string" calcext:value-type="string">
            <text:p>pas d'apport complémentaire avant ou lors de l'allotement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string" calcext:value-type="string">
            <text:p>Assurez-vous une bonne prise colostrale en toutes circonstances (vêlage la nuit) dans les 6h suivant le vêlage?</text:p>
          </table:table-cell>
          <table:table-cell office:value-type="string" calcext:value-type="string">
            <text:p>prise colostrale pas toujours dans les 6h suivants le vêlag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Remplissez-vous un calendrier de pâturage pour bien gérer les rotations de lots d’animaux dans chaque parcelle ?</text:p>
          </table:table-cell>
          <table:table-cell office:value-type="string" calcext:value-type="string">
            <text:p>pas de calendrier de pâturag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Votre gestion de pâturage prévoit d'éviter les croisements d'animaux d'âge différent ?</text:p>
          </table:table-cell>
          <table:table-cell office:value-type="string" calcext:value-type="string">
            <text:p>croisements d'animaux d'âge différent sur les pâtures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s animaux sont-ils bien retirés des pâtures à une hauteur d'herbe &gt; 6 cm ? </text:p>
          </table:table-cell>
          <table:table-cell office:value-type="string" calcext:value-type="string">
            <text:p>hauteur laissés dans les pâtures à une hauteur d'herbe&lt;6cm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'alternance fauche/pâture ?</text:p>
          </table:table-cell>
          <table:table-cell office:value-type="string" calcext:value-type="string">
            <text:p>pas d'alternance fauche / pâtur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es zones humides et mares sont-elles accessibles aux animaux ?</text:p>
          </table:table-cell>
          <table:table-cell office:value-type="string" calcext:value-type="string">
            <text:p>mares et zones humides accessibles aux animaux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a ration est-elle équilibrée et suffisante ?</text:p>
          </table:table-cell>
          <table:table-cell office:value-type="string" calcext:value-type="string">
            <text:p>ration déséquilibrée ou insuffisant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Apportez-vous un soutien des fonctions immunitaires avec des plantes ?</text:p>
          </table:table-cell>
          <table:table-cell office:value-type="string" calcext:value-type="string">
            <text:p>pas de soutien des fonctions immunitaires avec des plantes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L’eau de boisson est-elle facilement accessible et potable ?</text:p>
          </table:table-cell>
          <table:table-cell office:value-type="string" calcext:value-type="string">
            <text:p>eau de boisson difficilement accessible ou non potabl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Optimisez-vous l'efficacité du traitement en faisant correspondre date de traitement et cycle du parasite ?</text:p>
          </table:table-cell>
          <table:table-cell office:value-type="string" calcext:value-type="string">
            <text:p>lors de traitement, pas de correspondance entre date de traitement et cycle de parasit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de la surveillance coproscopique et/ou cliniqu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string" calcext:value-type="string">
            <text:p>Pratiquez-vous le traitement antiparasitaire non systématique ?</text:p>
          </table:table-cell>
          <table:table-cell office:value-type="string" calcext:value-type="string">
            <text:p>traitement antiparasitaire non systématiqu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renez-vous des précautions particulières sur le pâturage des jeunes en première année de pâture ?</text:p>
          </table:table-cell>
          <table:table-cell office:value-type="string" calcext:value-type="string">
            <text:p>pas de précaution particulière sur le pâturage des jeunes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Mélangez-vous des animaux d’âge différents ?</text:p>
          </table:table-cell>
          <table:table-cell office:value-type="string" calcext:value-type="string">
            <text:p>mélange d'animaux d'âge différents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l'éducation parasitaire ? (sorties avant 1ère vêlage, choix des parcelles,..)</text:p>
          </table:table-cell>
          <table:table-cell office:value-type="string" calcext:value-type="string">
            <text:p>éducation parasitaire non pratiquée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un îlot spécifique réservé pour le pâturage des jeunes ?</text:p>
          </table:table-cell>
          <table:table-cell office:value-type="string" calcext:value-type="string">
            <text:p>pas d'îlot spécifique réservé au pâturage des jeunes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Avez-vous mis en place une stratégie avec votre vétérinaire pour favoriser le développement de l’immunité de vos animaux ?</text:p>
          </table:table-cell>
          <table:table-cell office:value-type="string" calcext:value-type="string">
            <text:p>pas de stratégie favorisant le développement de l'immunité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un vide sanitaire et une désinfection des bâtiments d’élevage ?</text:p>
          </table:table-cell>
          <table:table-cell office:value-type="string" calcext:value-type="string">
            <text:p>absence de vide sanitaire ou désinfection des bâtiments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Pratiquez-vous de la surveillance coproscopique et/ou clinique de manière régulière ?</text:p>
          </table:table-cell>
          <table:table-cell office:value-type="string" calcext:value-type="string">
            <text:p>pas de surveillance coproscopique ou clinique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Mettez-vous en place une surveillance quotidienne des animaux malades?</text:p>
          </table:table-cell>
          <table:table-cell office:value-type="string" calcext:value-type="string">
            <text:p>pas de surveillance quotidienne des animaux malade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Y-a-t-il eu des changements météorologiques brusques précédents les problèmes ?</text:p>
          </table:table-cell>
          <table:table-cell office:value-type="string" calcext:value-type="string">
            <text:p>changements météorologiques brusques précédents les problèmes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string" calcext:value-type="string">
            <text:p>Les animaux sont-ils empêchés d’accéder à des zones très humides, mares, marécages dans les pâtures ?</text:p>
          </table:table-cell>
          <table:table-cell office:value-type="string" calcext:value-type="string">
            <text:p>accès aux zones humides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table:number-columns-repeated="2" office:value-type="string" calcext:value-type="string">
            <text:p>Temps de pâturage insuffisant de génisses pour l’acquisition d’une immunité contre les strongles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ont-ils accès à de l'eau propre : réseau, puits, fontaine, pompe de prairies ?</text:p>
          </table:table-cell>
          <table:table-cell office:value-type="string" calcext:value-type="string">
            <text:p>pas d'accès à de l'eau propr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Les animaux sont-ils bien retirés des pâtures à une hauteur d'herbe &gt; 6 cm ?</text:p>
          </table:table-cell>
          <table:table-cell office:value-type="string" calcext:value-type="string">
            <text:p>hauteur laissés dans les pâtures à une hauteur d'herbe &lt; 6cm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Assurez-vous une surveillance du troupeau régulière et suffisante ?</text:p>
          </table:table-cell>
          <table:table-cell office:value-type="string" calcext:value-type="string">
            <text:p>surveillance du troupeau irrégulière ou insuffisante</text:p>
          </table:table-cell>
        </table:table-row>
        <table:table-row table:style-name="ro1">
          <table:table-cell office:value-type="float" office:value="2053" calcext:value-type="float">
            <text:p>2053</text:p>
          </table:table-cell>
          <table:table-cell office:value-type="string" calcext:value-type="string">
            <text:p>Recherchez-vous les parasites par analyse sanguine ?</text:p>
          </table:table-cell>
          <table:table-cell office:value-type="string" calcext:value-type="string">
            <text:p>pas de recherche de parasite par analyse sanguine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Pratiquez-vous la désinfection et ou le vide sanitaire des bâtiments d’élevage ?</text:p>
          </table:table-cell>
          <table:table-cell office:value-type="string" calcext:value-type="string">
            <text:p>absence de vide sanitaire ou désinfection des bâtiments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Réalisez-vous une lutte contre les mouches dans vos bâtiments et sur vos animaux?</text:p>
          </table:table-cell>
          <table:table-cell office:value-type="string" calcext:value-type="string">
            <text:p>pas de lutte contre les mouches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En cas d'achat, vérifiez-vous l’absence de parasites externes sur les animaux? (poux, gale,…)</text:p>
          </table:table-cell>
          <table:table-cell office:value-type="string" calcext:value-type="string">
            <text:p>si achat, pas de vérification de l'absence de parasites externes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string" calcext:value-type="string">
            <text:p>Vos animaux peuvent-ils être en contact avec des animaux d'autres espèces ou d'autres troupeaux?</text:p>
          </table:table-cell>
          <table:table-cell office:value-type="string" calcext:value-type="string">
            <text:p>contact avec des animaux d'autres espèces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<text:s/>ou pas utilisé régulièrement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</table:table-row>
        <table:table-row table:style-name="ro1">
          <table:table-cell office:value-type="float" office:value="2055" calcext:value-type="float">
            <text:p>2055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<text:s/>ou pas utilisé régulièrement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<text:s/>ou pas utilisé régulièrement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</table:table-row>
        <table:table-row table:style-name="ro1">
          <table:table-cell office:value-type="float" office:value="2057" calcext:value-type="float">
            <text:p>2057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excès d'amidon ou sucres dans la ration ?</text:p>
          </table:table-cell>
          <table:table-cell office:value-type="string" calcext:value-type="string">
            <text:p>excès d'amidon ou sucres dans la ration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manque de fibrosité ?</text:p>
          </table:table-cell>
          <table:table-cell office:value-type="string" calcext:value-type="string">
            <text:p>manque de fibrosité dans la ration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a ration présente-t-elle un déficit énergétique ?</text:p>
          </table:table-cell>
          <table:table-cell office:value-type="string" calcext:value-type="string">
            <text:p>déficit énergétique dans la ration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es bétons neufs ont-ils été neutralisés ?</text:p>
          </table:table-cell>
          <table:table-cell office:value-type="string" calcext:value-type="string">
            <text:p>bétons neufs non neutralisé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e bâtiment présente-t-il une humidité permanente sur les sols ? raclées ?</text:p>
          </table:table-cell>
          <table:table-cell office:value-type="string" calcext:value-type="string">
            <text:p>humidité permanente sur les sol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e raclage des aires de vie est-il suffisamment fréquent ?</text:p>
          </table:table-cell>
          <table:table-cell office:value-type="string" calcext:value-type="string">
            <text:p>raclage des aires de vie pas assez fréquent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La sélection du troupeau est-elle axée sur les aptitudes fonctionnelles ?</text:p>
          </table:table-cell>
          <table:table-cell office:value-type="string" calcext:value-type="string">
            <text:p>sélection pas axée sur les aptitudes fonctionnelle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Y-a-t-il des cailloux, silex sur les chemins d'accès ?</text:p>
          </table:table-cell>
          <table:table-cell office:value-type="string" calcext:value-type="string">
            <text:p>cailloux et silex sur les chemins d'accès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Faites-vous intervenir le pareur 2 fois par an ?</text:p>
          </table:table-cell>
          <table:table-cell office:value-type="string" calcext:value-type="string">
            <text:p>intervention du pareur pas assez fréquente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Êtes-vous équipé d’un pédiluve ? L’utilisez-vous régulièrement ?</text:p>
          </table:table-cell>
          <table:table-cell office:value-type="string" calcext:value-type="string">
            <text:p>pas de <text:s/>ou pas utilisé régulièrement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Utilisez-vous une cage de parage facilement ?</text:p>
          </table:table-cell>
          <table:table-cell office:value-type="string" calcext:value-type="string">
            <text:p>cage de parage difficilement utilisée</text:p>
          </table:table-cell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string" calcext:value-type="string">
            <text:p>Avez-vous suivi une formation de parage bovin ?</text:p>
          </table:table-cell>
          <table:table-cell office:value-type="string" calcext:value-type="string">
            <text:p>manque de formation sur le parage bov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1" svg:font-family="Calibri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8T09:02:34.366547385</dc:date>
    <dc:creator>Michel BOUY</dc:creator>
    <meta:editing-duration>PT1H7M39S</meta:editing-duration>
    <meta:editing-cycles>13</meta:editing-cycles>
    <meta:generator>LibreOffice/6.2.2.2$Linux_X86_64 LibreOffice_project/20$Build-2</meta:generator>
    <meta:document-statistic meta:table-count="1" meta:cell-count="1431" meta:object-count="0"/>
  </office:meta>
</office:document-meta>
</file>